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1"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2"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43"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44"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45"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46"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47" style:family="graphic" style:parent-style-name="standard">
      <style:graphic-properties draw:stroke="none" svg:stroke-color="#000000" draw:fill="solid" draw:fill-color="#ffffff" draw:textarea-horizontal-align="center" draw:textarea-vertical-align="middle" fo:min-height="2.55cm" draw:shadow="hidden"/>
      <style:paragraph-properties style:writing-mode="lr-tb"/>
    </style:style>
    <style:style style:name="gr48" style:family="graphic" style:parent-style-name="standard">
      <style:graphic-properties draw:stroke="none" svg:stroke-color="#000000" draw:fill="none" draw:fill-color="#ffffff" fo:min-height="2.55cm"/>
      <style:paragraph-properties style:writing-mode="lr-tb"/>
    </style:style>
    <style:style style:name="gr49" style:family="graphic" style:parent-style-name="standard">
      <style:graphic-properties draw:stroke="none" svg:stroke-color="#000000" draw:fill="none" draw:fill-color="#ffffff" fo:min-height="1.092cm"/>
      <style:paragraph-properties style:writing-mode="lr-tb"/>
    </style:style>
    <style:style style:name="gr50" style:family="graphic" style:parent-style-name="standard">
      <style:graphic-properties draw:stroke="none" svg:stroke-color="#000000" draw:fill="solid" draw:fill-color="#ffffff" draw:textarea-horizontal-align="center" draw:textarea-vertical-align="middle" fo:min-height="1.092cm" draw:shadow="hidden"/>
      <style:paragraph-properties style:writing-mode="lr-tb"/>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none" draw:fill-color="#000000"/>
      <style:paragraph-properties fo:text-align="center"/>
    </style:style>
    <style:style style:name="P17" style:family="paragraph">
      <loext:graphic-properties draw:fill="solid" draw:fill-color="#ffffff"/>
      <style:paragraph-properties fo:text-align="center"/>
      <style:text-properties fo:color="#ffffff" loext:opacity="100%" style:font-name="DejaVu Sans" fo:font-size="32pt" fo:font-weight="bold" style:font-size-asian="32pt" style:font-weight-asian="bold" style:font-size-complex="32pt" style:font-weight-complex="bold"/>
    </style:style>
    <style:style style:name="P18" style:family="paragraph">
      <style:paragraph-properties fo:text-align="center"/>
      <style:text-properties fo:color="#ffffff" loext:opacity="100%" style:font-name="DejaVu Sans" fo:font-size="32pt" fo:font-weight="bold" style:font-size-asian="32pt" style:font-weight-asian="bold" style:font-size-complex="32pt" style:font-weight-complex="bold"/>
    </style:style>
    <style:style style:name="P19" style:family="paragraph">
      <loext:graphic-properties draw:fill="none" draw:fill-color="#ffffff"/>
      <style:paragraph-properties fo:text-align="center"/>
      <style:text-properties fo:color="#ffffff" loext:opacity="100%" style:font-name="DejaVu Sans" fo:font-size="32pt" fo:font-weight="bold" style:font-size-asian="32pt" style:font-weight-asian="bold" style:font-size-complex="32pt" style:font-weight-complex="bold"/>
    </style:style>
    <style:style style:name="T1" style:family="text">
      <style:text-properties fo:color="#ffffff" loext:opacity="100%" style:font-name="DejaVu San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line draw:style-name="gr40" draw:text-style-name="P7" draw:layer="layout" svg:x1="0.8cm" svg:y1="3.4cm" svg:x2="2cm" svg:y2="4.8cm">
          <text:p/>
        </draw:line>
        <draw:line draw:style-name="gr40" draw:text-style-name="P7" draw:layer="layout" svg:x1="4.4cm" svg:y1="0.2cm" svg:x2="2cm" svg:y2="4.8cm">
          <text:p/>
        </draw:line>
      </draw:page>
      <draw:page draw:name="page21" draw:style-name="dp1" draw:master-page-name="Standard">
        <draw:custom-shape draw:style-name="gr41"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Standard">
        <draw:custom-shape draw:style-name="gr4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1.7cm" svg:y1="1.6cm" svg:x2="3.3cm" svg:y2="1.6cm">
          <text:p/>
        </draw:line>
        <draw:line draw:style-name="gr45" draw:text-style-name="P7" draw:layer="layout" svg:x1="3.3cm" svg:y1="1.6cm" svg:x2="3.3cm" svg:y2="3.1cm">
          <text:p/>
        </draw:line>
        <draw:line draw:style-name="gr45" draw:text-style-name="P7" draw:layer="layout" svg:x1="1.7cm" svg:y1="3.4cm" svg:x2="1.7cm" svg:y2="1.9cm">
          <text:p/>
        </draw:line>
        <draw:line draw:style-name="gr44" draw:text-style-name="P7" draw:layer="layout" svg:x1="1.7cm" svg:y1="3.4cm" svg:x2="3.3cm" svg:y2="3.4cm">
          <text:p/>
        </draw:line>
      </draw:page>
      <draw:page draw:name="page2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7" draw:text-style-name="P17" draw:layer="layout" svg:width="0.862cm" svg:height="0.822cm" svg:x="1.683cm" svg:y="1.41cm" svg:viewBox="0 0 863 823" svg:d="M598 673h-332l-53 150h-213l305-823h253l305 823h-214zM319 520h225l-112-327z">
            <text:p/>
          </draw:path>
          <draw:polygon draw:style-name="gr47" draw:text-style-name="P17" draw:layer="layout" svg:width="0.572cm" svg:height="0.822cm" svg:x="2.657cm" svg:y="1.41cm" svg:viewBox="0 0 573 823" draw:points="0,0 573,0 573,160 212,160 212,314 551,314 551,474 212,474 212,823 0,823">
            <text:p/>
          </draw:polygon>
          <draw:polygon draw:style-name="gr47" draw:text-style-name="P17" draw:layer="layout" svg:width="0.915cm" svg:height="0.822cm" svg:x="1.656cm" svg:y="2.727cm" svg:viewBox="0 0 916 823" draw:points="0,0 270,0 458,440 646,0 916,0 916,823 715,823 715,221 525,665 391,665 201,221 201,823 0,823">
            <text:p/>
          </draw:polygon>
          <draw:polygon draw:style-name="gr47" draw:text-style-name="P17" draw:layer="layout" svg:width="0.572cm" svg:height="0.822cm" svg:x="2.782cm" svg:y="2.727cm" svg:viewBox="0 0 573 823" draw:points="0,0 573,0 573,160 212,160 212,314 551,314 551,474 212,474 212,823 0,823">
            <text:p/>
          </draw:polygon>
        </draw:g>
      </draw:page>
      <draw:page draw:name="page2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9" draw:layer="layout" svg:width="4.1cm" svg:height="2.885cm" svg:x="0.45cm" svg:y="1.058cm">
          <draw:text-box>
            <text:p text:style-name="P18"><text:span text:style-name="T1">AF</text:span></text:p>
            <text:p text:style-name="P18"><text:span text:style-name="T1">MF</text:span></text:p>
          </draw:text-box>
        </draw:frame>
      </draw:page>
      <draw:page draw:name="page25"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draw:text-style-name="P19" draw:layer="layout" svg:width="4.1cm" svg:height="1.568cm" svg:x="0.45cm" svg:y="1.716cm">
          <draw:text-box>
            <text:p text:style-name="P18"><text:span text:style-name="T1">ISO</text:span></text:p>
          </draw:text-box>
        </draw:frame>
      </draw:page>
      <draw:page draw:name="page26"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0" draw:text-style-name="P17" draw:layer="layout" svg:width="0.211cm" svg:height="0.822cm" svg:x="1.508cm" svg:y="2.068cm" svg:viewBox="0 0 212 823" draw:points="0,0 212,0 212,823 0,823">
            <text:p/>
          </draw:polygon>
          <draw:polygon draw:style-name="gr50" draw:text-style-name="P17" draw:layer="layout" svg:width="0.648cm" svg:height="0.853cm" svg:x="1.904cm" svg:y="2.053cm" svg:viewBox="0 0 649 854" draw:points="595,41 595,215 562,201 528,188 496,178 463,169 431,162 400,158 370,155 356,154 341,154 323,154 306,155 290,157 275,159 262,162 249,166 239,170 233,172 229,175 224,177 220,180 216,183 213,187 210,190 207,194 204,197 202,201 199,206 198,210 196,214 195,219 194,224 193,229 193,234 192,240 193,248 193,252 194,255 195,259 196,262 197,266 199,269 200,272 202,275 204,278 206,281 209,284 211,286 214,289 217,291 220,294 224,296 232,300 241,304 251,308 263,312 276,316 306,323 396,341 429,348 460,357 488,366 514,376 537,387 558,399 576,411 584,418 592,425 599,432 605,440 611,448 617,456 622,465 627,474 631,483 635,493 641,514 646,536 649,560 649,585 648,618 644,648 638,677 634,691 629,703 624,716 618,728 611,739 604,750 596,760 588,770 578,779 569,787 558,795 547,803 535,810 523,816 510,822 496,828 467,837 434,844 400,850 362,853 322,854 283,853 244,850 204,845 165,839 125,831 86,820 47,808 7,795 7,616 46,635 85,652 122,667 160,679 178,684 196,688 214,692 232,695 250,697 267,699 284,700 302,700 318,700 334,699 349,697 363,694 376,691 387,687 398,682 403,680 408,677 412,674 417,671 420,667 424,664 427,660 430,657 433,653 436,649 438,645 440,640 441,636 443,631 444,626 444,621 445,616 445,611 444,601 443,593 442,588 441,584 440,580 439,577 437,573 435,569 433,566 431,563 428,560 426,557 423,554 420,551 416,549 413,546 404,541 394,536 382,531 369,527 354,522 320,514 238,496 208,488 180,480 154,471 131,461 109,450 90,438 72,425 64,418 57,411 50,404 44,396 38,388 32,380 27,371 22,362 18,353 14,343 8,323 4,302 1,279 0,255 1,225 5,197 8,184 11,171 15,159 20,146 25,135 31,124 38,113 45,103 52,93 61,84 70,75 79,66 90,58 100,51 112,44 123,37 149,26 176,17 206,9 238,4 271,1 308,0 342,1 376,3 411,6 447,10 483,16 520,23 557,31">
            <text:p/>
          </draw:polygon>
          <draw:path draw:style-name="gr50" draw:text-style-name="P17" draw:layer="layout" svg:width="0.846cm" svg:height="0.853cm" svg:x="2.692cm" svg:y="2.053cm" svg:viewBox="0 0 847 854" svg:d="M423 154l-23 1-11 1-11 2-11 3-10 3-10 3-10 5-9 4-9 6-8 6-9 6-8 7-7 8-7 8-7 8-7 10-6 9-11 21-9 22-7 25-6 26-4 28-3 30-1 31 1 32 3 29 4 28 6 26 7 24 9 23 11 21 6 9 7 9 7 9 7 8 7 8 8 7 9 6 8 6 9 5 9 5 10 4 10 4 10 3 11 3 11 1 11 2 23 1 24-1 11-2 11-1 11-3 10-3 10-4 10-4 9-5 9-5 9-6 8-6 8-7 7-8 8-8 6-9 7-9 6-9 11-21 9-23 8-24 5-26 5-28 2-29 1-32-1-31-2-30-5-28-5-26-8-25-9-22-11-21-6-9-7-10-6-8-8-8-7-8-8-7-8-6-9-6-9-6-9-4-10-5-10-3-10-3-11-3-11-2-11-1zM423 0l49 2 45 5 43 9 40 12 19 8 19 8 18 10 17 10 16 11 16 12 15 13 14 14 14 14 13 15 12 16 10 17 11 17 9 18 8 18 8 20 12 40 9 44 5 45 2 49-2 49-5 46-9 43-12 40-8 19-8 19-9 18-11 17-10 17-12 15-13 16-14 14-14 14-15 13-16 12-16 11-17 10-18 9-19 9-19 7-40 13-43 9-45 5-49 2-48-2-45-5-43-9-40-13-19-7-19-9-17-9-18-10-16-11-16-12-15-13-14-14-14-14-13-16-12-15-11-17-10-17-9-18-8-19-8-19-12-40-9-43-5-46-2-49 2-49 5-45 9-44 12-40 8-20 8-18 9-18 10-17 11-17 12-16 13-15 14-14 14-14 15-13 16-12 16-11 18-10 17-10 19-8 19-8 40-12 43-9 45-5z">
            <text:p/>
          </draw:path>
        </draw:g>
      </draw:page>
      <draw:page draw:name="page2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28T19:31:50.376272480</dc:date>
    <meta:editing-duration>PT1H26M26S</meta:editing-duration>
    <meta:editing-cycles>47</meta:editing-cycles>
    <meta:generator>LibreOffice/7.3.7.2$Linux_X86_64 LibreOffice_project/30$Build-2</meta:generator>
    <meta:document-statistic meta:object-count="125"/>
  </office:meta>
</office:document-meta>
</file>